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360a" officeooo:paragraph-rsid="0012360a"/>
    </style:style>
    <style:style style:name="P2" style:family="paragraph" style:parent-style-name="Standard">
      <style:text-properties officeooo:rsid="001554c0" officeooo:paragraph-rsid="001554c0"/>
    </style:style>
    <style:style style:name="P3" style:family="paragraph" style:parent-style-name="Standard">
      <style:text-properties officeooo:rsid="00171212" officeooo:paragraph-rsid="00171212"/>
    </style:style>
    <style:style style:name="P4" style:family="paragraph" style:parent-style-name="Standard">
      <style:text-properties officeooo:rsid="00192ee5" officeooo:paragraph-rsid="00192ee5"/>
    </style:style>
    <style:style style:name="P5" style:family="paragraph" style:parent-style-name="Standard">
      <style:text-properties officeooo:rsid="0019e0e6" officeooo:paragraph-rsid="0019e0e6"/>
    </style:style>
    <style:style style:name="P6" style:family="paragraph" style:parent-style-name="Standard">
      <style:text-properties officeooo:rsid="001adb2a" officeooo:paragraph-rsid="001adb2a"/>
    </style:style>
    <style:style style:name="P7" style:family="paragraph" style:parent-style-name="Standard">
      <style:text-properties officeooo:rsid="001c4e37" officeooo:paragraph-rsid="001c4e37"/>
    </style:style>
    <style:style style:name="P8" style:family="paragraph" style:parent-style-name="Standard">
      <style:text-properties officeooo:rsid="001c4e37" officeooo:paragraph-rsid="001c4e37"/>
    </style:style>
    <style:style style:name="T1" style:family="text">
      <style:text-properties officeooo:rsid="00136718"/>
    </style:style>
    <style:style style:name="T2" style:family="text">
      <style:text-properties officeooo:rsid="00171212"/>
    </style:style>
    <style:style style:name="T3" style:family="text">
      <style:text-properties officeooo:rsid="00173137"/>
    </style:style>
    <style:style style:name="T4" style:family="text">
      <style:text-properties officeooo:rsid="0019e0e6"/>
    </style:style>
    <style:style style:name="T5" style:family="text">
      <style:text-properties officeooo:rsid="001dcdd4"/>
    </style:style>
    <style:style style:name="T6" style:family="text">
      <style:text-properties officeooo:rsid="00207d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во ще говоря за представянето на презентацията:</text:p>
      <text:p text:style-name="P1"/>
      <text:p text:style-name="P1">1)<text:span text:style-name="T1">Начална страница IsDoorLocked?</text:span></text:p>
      <text:p text:style-name="P1"><text:tab/><text:span text:style-name="T1">Здравейте! Казвам се Таня Найденова. Уча в Математическата гимназия в Пловдив, в паралелка със системно програмиране. От малка се занимавам с програмиране. </text:span></text:p>
      <text:p text:style-name="P1"><text:tab/><text:span text:style-name="T1">Моят проект “IsDoorLocked” или “Заключих ли вратата” e мобилно приложение, от което можете много лесно да проверите състоянието на вратат у вас. </text:span></text:p>
      <text:p text:style-name="P2">2) 1.Идея-</text:p>
      <text:p text:style-name="P2"><text:tab/>Искам да попитам дали ви се е случвало да се почудите дали сте заключили вратат и да трябва да се връщате, за да проверите, а най-гадното е когато се върнете и тя е заключена.</text:p>
      <text:p text:style-name="P2"><text:tab/>Точно моето приложение може да ви помогне. Идеята ми дойде от ежедневието. Исках да направя приложение, което да помага на хората, в ежедневни трудности.</text:p>
      <text:p text:style-name="P2">3) 2. <text:span text:style-name="T2">Избор на подходящите среди за програмиране-</text:span></text:p>
      <text:p text:style-name="P2"><text:tab/><text:span text:style-name="T2">Избрах да пиша на Java и Arduino, защото Java е универсален език, който е официален за писане на Андроид приложения. Платката може да се програмира единствено на Arduino, което е лесно, защото е подобно на C/C++ и има много информация в интернет.</text:span></text:p>
      <text:p text:style-name="P3">4) 3.<text:span text:style-name="T3">Изготвяне на дизайн и брандинг-</text:span></text:p>
      <text:p text:style-name="P3"><text:tab/><text:span text:style-name="T3">Дизайна е направен на Fotoshop, не е лично мой, но кода за него написах сама с XML</text:span></text:p>
      <text:p text:style-name="P4">5) 4. <text:span text:style-name="T4">Работа по приложението-</text:span></text:p>
      <text:p text:style-name="P4"><text:tab/><text:span text:style-name="T4">Сега е момента, в който ще ви разкажа за самия проект.</text:span></text:p>
      <text:p text:style-name="P4"/>
      <text:p text:style-name="P5">Приложението е мобилно, има хардуер към него. Платката играе ролята на сървър и е връзка между вратата и приложението. </text:p>
      <text:p text:style-name="P5">В началото излиза начална страница, която е въвеждаща. </text:p>
      <text:p text:style-name="P5">Човек, когато си купи платката той трябва да я инсталира до вратат, за целта се нуждае от ток и интернет. Първият човек, регистрирал се към платката става администратор. Всеки следващ е потребител без права, защото не искаме съседът да се регистрира и да вижда вратата ни. Администраторът може да даде права на потребителите. </text:p>
      <text:p text:style-name="P6">За да се свърже платката с интернет, трябва да занем през кое външнo IP <text:s/>да се свържем. То трябва да бъде настроено. Първият път трябва да се влезе през Access point, която винаги е с едно и също IP и е записано в програмата. За да използваме директната връзка,трябва да се свържем с wifi на платката.</text:p>
      <text:p text:style-name="P7">Ще влезем с администраторски акаунт, за да видим всички възможни менюта.</text:p>
      <text:p text:style-name="P7">Всеки потрбител има профил, в който му се казва името и какви права има.</text:p>
      <text:p text:style-name="P7">Най-главната страница е тази в която проверяваме вратата. Когато натиснем <text:span text:style-name="T5">бутона check→ ще изпратим заявка на сърсъра, който ако данните са правилни ще върне състоянието на вратата</text:span></text:p>
      <text:p text:style-name="P7"><text:s text:c="16"/><text:span text:style-name="T6">н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04:47.263773660</meta:creation-date>
    <dc:date>2017-11-30T12:43:11.805707779</dc:date>
    <meta:editing-duration>PT3H23M31S</meta:editing-duration>
    <meta:editing-cycles>13</meta:editing-cycles>
    <meta:generator>LibreOffice/5.3.6.1$Linux_X86_64 LibreOffice_project/30m0$Build-1</meta:generator>
    <meta:document-statistic meta:table-count="0" meta:image-count="0" meta:object-count="0" meta:page-count="1" meta:paragraph-count="21" meta:word-count="392" meta:character-count="2367" meta:non-whitespace-character-count="1966"/>
  </office:meta>
</office:document-meta>
</file>